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212e6f" officeooo:paragraph-rsid="00212e6f"/>
    </style:style>
    <style:style style:name="P3" style:family="paragraph" style:parent-style-name="Text_20_body">
      <style:text-properties officeooo:rsid="00220c92" officeooo:paragraph-rsid="00220c92"/>
    </style:style>
    <style:style style:name="P4" style:family="paragraph" style:parent-style-name="Text_20_body">
      <style:text-properties officeooo:rsid="00220c92" officeooo:paragraph-rsid="00224a9b"/>
    </style:style>
    <style:style style:name="P5" style:family="paragraph" style:parent-style-name="Text_20_body">
      <style:text-properties officeooo:rsid="00220c92" officeooo:paragraph-rsid="002379fd"/>
    </style:style>
    <style:style style:name="P6" style:family="paragraph" style:parent-style-name="Text_20_body">
      <style:paragraph-properties fo:break-before="page"/>
    </style:style>
    <style:style style:name="T1" style:family="text">
      <style:text-properties officeooo:rsid="00204f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2e6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4a9b" style:font-weight-asian="normal" style:font-weight-complex="normal"/>
    </style:style>
    <style:style style:name="T6" style:family="text">
      <style:text-properties fo:font-weight="normal" officeooo:rsid="002379fd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iotr Puldzian Płucienniczak</text:p>
      <text:p text:style-name="Text_20_body">Firmy. Gospodarka kreatywna języka polskiego</text:p>
      <text:p text:style-name="Text_20_body"/>
      <text:list xml:id="list1029017426" text:style-name="L1">
        <text:list-item>
          <text:p text:style-name="P1">Wprowadzenie</text:p>
        </text:list-item>
        <text:list-item>
          <text:p text:style-name="P1">Gospodarka kreatywna w Polsce: status</text:p>
        </text:list-item>
        <text:list-item>
          <text:p text:style-name="P1">Język jako zasób</text:p>
        </text:list-item>
        <text:list-item>
          <text:p text:style-name="P1">Autonomia od systemu?</text:p>
        </text:list-item>
        <text:list-item>
          <text:p text:style-name="P1">Jak powstawały Firmy</text:p>
        </text:list-item>
      </text:list>
      <text:p text:style-name="Text_20_body"/>
      <text:p text:style-name="Text_20_body"/>
      <text:p text:style-name="Text_20_body"/>
      <text:p text:style-name="Text_20_body">Język polski jest przestrzenią polską i ma dokładnie taki status: jest rozległym miejscem, w którym można powiesić banner. W miękkiej materii słownika odciskają się trendy gospodarcze i polityczne, materia słownika – jak wszystko – urabiana jest przez specjalistów, konsultantów i reklamodawców. </text:p>
      <text:p text:style-name="Text_20_body"/>
      <text:p text:style-name="Text_20_body">Używanie języka jest nieuniknione i w zasadzie nieskończone, co czyni z niego niewyczerpalny zasób. <text:span text:style-name="T1">Podobnie jak na promienie słońca wystawia się łapczywe panele, tak do przepływów komunikacji dokleja się chłonne czujniki i sonary. Nasłuch jest ciągły i nieustanny, a przepływ znaczeń nakręca jałowe koła reklamy, portali społecznościowych, badań marketingowych i innego gówna. </text:span></text:p>
      <text:p text:style-name="Text_20_body">Wciąż są to jeszcze </text:p>
      <text:p text:style-name="Text_20_body"/>
      <text:p text:style-name="Text_20_body"/>
      <text:p text:style-name="Text_20_body">Język jest faszystowski, krzyczał Barthes, cokolwiek to znaczy. Tutaj stwierdzić możemy raczej, że język jest libertariański: stwarza pozory wolnej konkurencji, pozwala bowiem mówić każdemu, kto ma ochotę bądź potrzebę dorzucić swoje pięć centów do rozmowy. Zapomina się przy tym, jak robią to z zasady tak zwani wolnościowcy, o strukturalnych nierównościach, o kontekstach, przepływach władzy, prawach rozchodzenia się fal w cieczy, gazie bądź ciałach stałych. </text:p>
      <text:p text:style-name="Text_20_body">Zapomina się – zapomina się <text:span text:style-name="T2">przede wszystkim</text:span> – o nieuchronnym nadejściu monopolu w sytuacji braku regulacji. <text:span text:style-name="T3">W czasach świetności państwa monopol na formowanie języka zdobyło państwo i dzierży go – choć coraz wątlej i z mniejszym przekonaniem, a przede wszystkim z coraz cieńszym finansowaniem wysiłków regulacji – po dziś dzień. </text:span></text:p>
      <text:p text:style-name="Text_20_body"/>
      <text:p text:style-name="Text_20_body">Ta swoboda wypowiedzi jako pozór działania jest nieopodal miejsca, do którego staram się tu dotrzeć. </text:p>
      <text:p text:style-name="P2"><text:soft-page-break/>Można zapewne napisać historię transformacji ustrojowej jako historię nazw przedsiębiorstw: wygaszanie poważnych i wskazujących na majestat państwa nazw w rodzaju „Huta im. Lenina” albo „Stocznia im. Lenina”. </text:p>
      <text:p text:style-name="P2">W okresie nieudanych prób włączenia się w zachodnie obiegi gospodarcze pojawiają się sufiksy pol, –eks i –x, które na dekady określą w języku konotacje zachodnie, czyli konotacje z lepszym światem.</text:p>
      <text:p text:style-name="P2"/>
      <text:p text:style-name="P3">Dochodzimy wreszcie do obecnej sytuacji, o której trudno coś konkretnego powiedzieć. Trzeba się z nią indywidualnie bądź grupowo mierzyć, testować ją i siebie, przeglądać, badać. <text:span text:style-name="T2">Firmy</text:span> stanowią <text:s/>tchnienie twórczego ducha w odtwórczym świecie. To kreatywność, na którą możemy sobie pozwolić. </text:p>
      <text:p text:style-name="P3">* * * </text:p>
      <text:p text:style-name="P3">Można <text:span text:style-name="T2">Firmy</text:span> wpisywać zapewne w nurt <text:span text:style-name="T7">uncreative writing</text:span><text:span text:style-name="T4">, nie chodzi bowiem o twórcze pisanie (po stronie autora), lecz raczej twórczość po stronie przedsiębiorczyń i przedsiębiorców. Kompilacja jest dziełem jałowym, od-twórczym.</text:span></text:p>
      <text:p text:style-name="P5"><text:span text:style-name="T5">Firmy</text:span><text:span text:style-name="T4"> stworzyłem </text:span><text:span text:style-name="T5">w następujący sposób. N</text:span><text:span text:style-name="T4">ajpierw </text:span><text:span text:style-name="T5">pobrałem </text:span><text:span text:style-name="T4">z sieci </text:span><text:span text:style-name="T5">(przy pomocy narzędzia webscrap.io) nazwy przedsiębiorstw z wolnodostępnej bazy na portalu money.pl. Dalsze prace przebiegały w R, języku programowania przeznaczonym do operacji na danych. Listy firm z poszczególnych województw zostały połączone w jedną. Usunąłem z nazw wszystko poza pierwszym wyrazem. To dość ważny krok: w konsekwencji niniejsza publikacja zawiera jedynie te wyrazy-przedsiębiorstwa, które stanowiły pierwszy wyraz odpowiedniej nazwy przedsiębiorstwa. </text:span><text:span text:style-name="T6">Za chaszczami „PPHU”, „Hurtowni” czy „ZHU” znajdują się niewątpliwie skarby słowotwórstwa, ale dotarcie do nich skomplikowałoby skrypt, a ja nie jestem wcale taki dobry w R. Nie ważne. Następnie baza pierwszych wyrazów została porównana ze słownikami: polskim, polskich nazwisk i miejscowości, angielskim, niemieckim. Ewentualne powtórzenia, tzn. słowa występujące i w mojej bazie i w którymś z tych słowników, zostały usunięte. Dodałem również niewielki filtr na pospolite słowa, które przeciskały się przez algorytm i dodatkowo usunąłem wszystkie wyrazy kończące się na: ???. W wyniku tych operacji otrzymałem bazę ??? słów. Oto ona. </text:span></text:p>
      <text:p text:style-name="P4"><text:span text:style-name="T5">Wszystkie zebrane przeze mnie pliki i skrypty można znaleźć w repozytorium: </text:span><text:span text:style-name="T6">???.</text:span></text:p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REŚĆ ZAPOWIEDZI:</text:p>
      <text:p text:style-name="Text_20_body">Potężna analiza ilościowa polskiej gospodarki kreatywnej w sektorze słowotwórstwa. Język polski jest polską przestrzenią publiczną i ma dokładnie taki status: jest miejscem, w którym można powiesić banner. W miękkiej materii słownictwa odciskają się trendy gospodarcze i polityczne, materia językowa - jak mózgi - urabiana jest przez specjalistów, konsultantów i reklamodawców. Każdy przedsiębiorczy Polak - powiadają - powinien założyć firmę i wymyślić słowo. O ile przedsiębiorstwa to nie do końca to, co nas interesuje, to słowa mogą zostać.</text:p>
      <text:p text:style-name="Text_20_body">Firmy to podręczny leksykon nazw przedsiębiorstw, unikalny zbiór wyrazów posiadających jedno znaczenie - zarabianie na życie.</text:p>
      <text:p text:style-name="Text_20_body">Planowana premiera: czerwiec 2017.</text:p>
      <text:p text:style-name="Text_20_body">OPIS PROJEKTU:</text:p>
      <text:p text:style-name="Text_20_body">Książka stanowić ma słownik bądź almanach nazw przedsiębiorstw, to znaczy wyrazów bądź wyrażeń będących nazwami zarejestrowanych w Polsce firm. W przeciwieństwie do nazw w rzeczywistości, które oznaczają firmy i ich działalności, tutaj nazwy nie odsyłają do żadnej konkretnej praktyki gospodarczej, co każe nam skupić się na samej gospodarce bądź ekonomii języka. Spis neologizmów jest meta-zapisem innowacyjności Polek i Polaków po transformacji. Polska gospodarka uważana jest za imitacyjną i względnie prymitywną, nazewnictwo przedsiębiorstw pokazuje, że w języku dokonują się transformacje i przewroty być może ciekawsze, niż te w materii.</text:p>
      <text:p text:style-name="Text_20_body"/>
      <text:p text:style-name="Text_20_body">Sposób tworzenia słownika: nazwy wszystkich w Polsce przedsiębiorstw zostały pobrane z odpowiedniego publicznie dostępnego rejestru. Po wstępnym oczyszczeniu bazy została ona porównana ze słownikami: polskim, niemieckim, angielskim oraz listą polskich nazwisk + kilka drobnych, własnych filtrów. W efekcie otrzymujemy listę słów (77902), które nie występują w żadnym z tych języków. Całość dokonuje się jako program w języku R, przeznaczonym do analizy big data; skrypt będzie dostępny online jako gratis. </text:p>
      <text:p text:style-name="Text_20_body"/>
      <text:p text:style-name="Text_20_body">Książkę otwierać będzie esej na temat przedsiębiorczości lat w III RP, związków między gospodarką materialną a gospodarką kultury i języka, problemami innowacyjności, kreatywności oraz neoliberalnej hegemonii, w której przedsiębiorca stanowi role model. Brzmi to poważnie, ale takie nie będzie,...</text:p>
      <text:p text:style-name="Text_20_body"/>
      <text:p text:style-name="Text_20_body">Całość wpisać można w kilka nurtów. Po pierwsze, mamy tu książkę konceptualną, traktującą język polski jako zasób, który poddaje się algorytmicznej obróbce. Jest to konceptualizm nawiązujący do krytyki społecznej. Po drugie, (pata-)socjologiczne i (pata-)językoznawcze debaty na temat dziedzictwa transformacji, czy szerzej, III RP. Po trzecie, jest to nieoczywista eksploracja w przestrzeni nostalgii i tęsknoty za lepszym światem. Wreszcie słownik może służyć do gier towarzyskich: „zgadnij, co robi dana firma?”.</text:p>
      <text:p text:style-name="Text_20_body"/>
      <text:p text:style-name="Text_20_body"><text:soft-page-break/>Poniżej znajduje się losowy wybór 1000 wpisów. Cała lista zawiera 77902 pozycje. Objętość tomu można ręcznie regulować poprzez wielkość losowej próby, docelowo chciałbym wygenerować około 500 stron.</text:p>
      <text:p text:style-name="Text_20_body"/>
      <text:p text:style-name="Text_20_body">Do zrobienia: dodatkowe testy na nazwy własne, zwłaszcza geograficzne, przedostaje się też kilka nazwisk. Wszystkie te badziewia znikną w ostatniej wers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P. Płucienniczak</meta:initial-creator>
    <meta:creation-date>2017-05-25T18:56:00.845215120</meta:creation-date>
    <dc:date>2017-05-25T19:31:42.942965603</dc:date>
    <dc:creator>Piotr P. Płucienniczak</dc:creator>
    <meta:editing-duration>PT4M44S</meta:editing-duration>
    <meta:editing-cycles>2</meta:editing-cycles>
    <meta:generator>LibreOffice/5.3.3.2$Linux_X86_64 LibreOffice_project/30m0$Build-2</meta:generator>
    <meta:document-statistic meta:table-count="0" meta:image-count="0" meta:object-count="0" meta:page-count="4" meta:paragraph-count="31" meta:word-count="963" meta:character-count="7006" meta:non-whitespace-character-count="6061"/>
  </office:meta>
</office:document-meta>
</file>